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From.isVariable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From.ToFrom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From.getAsExtensionV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From.getAsExpr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From.getAsVariableV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From.isProperty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From.getAsPropertyV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From.isExtension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From.getAsPartnerLinkV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From.isPartnerLink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